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20:31:55.5062528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7:16:55.861254516</meta:creation-date>
    <dc:date>2021-05-26T20:40:39.329564156</dc:date>
    <meta:editing-duration>PT2H1M10S</meta:editing-duration>
    <meta:editing-cycles>8</meta:editing-cycles>
    <meta:generator>LibreOffice/7.1.3.2$Linux_X86_64 LibreOffice_project/10$Build-2</meta:generator>
    <meta:document-statistic meta:table-count="1" meta:cell-count="50" meta:object-count="0"/>
  </office:meta>
</office:document-meta>
</file>